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5E0000020B8EB690BF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19.001cm" svg:height="8.888cm" draw:z-index="0"><draw:image xlink:href="Pictures/100000000000045E0000020B8EB690BF.jpg" xlink:type="simple" xlink:show="embed" xlink:actuate="onLoad"/></draw:frame></text:p>
      <text:p text:style-name="Standard"><draw:frame draw:style-name="fr1" draw:name="grafika2" text:anchor-type="paragraph" svg:width="19.001cm" svg:height="8.888cm" draw:z-index="1"><draw:image xlink:href="Pictures/100000000000045E0000020B8EB690BF.jpg" xlink:type="simple" xlink:show="embed" xlink:actuate="onLoad"/></draw:frame><draw:frame draw:style-name="fr2" draw:name="grafika3" text:anchor-type="paragraph" svg:x="0cm" svg:y="9.433cm" svg:width="19.001cm" svg:height="8.888cm" draw:z-index="2"><draw:image xlink:href="Pictures/100000000000045E0000020B8EB690B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5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weł Zawada</meta:initial-creator>
    <meta:creation-date>2010-11-18T14:16:06</meta:creation-date>
    <meta:document-statistic meta:table-count="0" meta:image-count="3" meta:object-count="0" meta:page-count="1" meta:paragraph-count="0" meta:word-count="0" meta:character-count="0"/>
    <dc:date>2010-11-18T14:26:50</dc:date>
    <dc:creator>Paweł Zawada</dc:creator>
    <meta:editing-duration>PT00H10M45S</meta:editing-duration>
    <meta:editing-cycles>1</meta:editing-cycles>
    <meta:generator>OpenOffice.org/3.2$Unix OpenOffice.org_project/320m18$Build-9502</meta:generator>
  </office:meta>
</office:document-meta>
</file>